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0d4de"/>
    </style:style>
    <style:style style:name="P2" style:family="paragraph" style:parent-style-name="Heading_20_3">
      <style:text-properties officeooo:rsid="001bb63b" officeooo:paragraph-rsid="0010d4de"/>
    </style:style>
    <style:style style:name="P3" style:family="paragraph" style:parent-style-name="Subtitle">
      <style:text-properties officeooo:rsid="001058a1" officeooo:paragraph-rsid="001058a1"/>
    </style:style>
    <style:style style:name="P4" style:family="paragraph" style:parent-style-name="Text_20_body">
      <style:text-properties officeooo:rsid="00210ab0" officeooo:paragraph-rsid="0010d4de"/>
    </style:style>
    <style:style style:name="T1" style:family="text">
      <style:text-properties officeooo:rsid="00252b3e"/>
    </style:style>
    <style:style style:name="T2" style:family="text">
      <style:text-properties officeooo:rsid="00256312"/>
    </style:style>
    <style:style style:name="T3" style:family="text">
      <style:text-properties officeooo:rsid="0010d4de"/>
    </style:style>
    <style:style style:name="T4" style:family="text">
      <style:text-properties officeooo:rsid="0011b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User Stor<text:span text:style-name="T4">ies</text:span></text:p>
      <text:p text:style-name="P3">Elève</text:p>
      <text:h text:style-name="P1" text:outline-level="2">Accéder <text:span text:style-name="T1">au</text:span><text:span text:style-name="T3">x taches</text:span></text:h>
      <text:p text:style-name="P4">En tant qu’utilisateur, j’aimerais pouvoir accéder <text:span text:style-name="T1">au</text:span><text:span text:style-name="T3">x</text:span><text:span text:style-name="T1"> </text:span><text:span text:style-name="T3">taches</text:span>.</text:p>
      <text:h text:style-name="P2" text:outline-level="3">Critères d’acceptations</text:h>
      <text:p text:style-name="P4">Quand je suis authentifié il y a un menu avec un lien vers l<text:span text:style-name="T3">es taches</text:span>.</text:p>
      <text:p text:style-name="P4">Quand je clique sur ce lien je suis redirigé sur l<text:span text:style-name="T3">es taches</text:span>.</text:p>
      <text:p text:style-name="P4">Quand je suis sur la page d<text:span text:style-name="T3">es taches</text:span>, <text:span text:style-name="T1">je vois </text:span><text:span text:style-name="T3">la liste de </text:span><text:span text:style-name="T1">mes </text:span><text:span text:style-name="T3">taches</text:span><text:span text:style-name="T1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0T17:12:02.310000000</meta:creation-date>
    <dc:date>2022-02-20T17:19:17.906000000</dc:date>
    <meta:editing-duration>PT6M7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8" meta:word-count="58" meta:character-count="319" meta:non-whitespace-character-count="269"/>
  </office:meta>
</office:document-meta>
</file>